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 ^2</text:p>
          </table:table-cell>
          <table:table-cell office:value-type="string" calcext:value-type="string">
            <text:p>Diff ^2 / true^2</text:p>
          </table:table-cell>
          <table:table-cell office:value-type="string" calcext:value-type="string">
            <text:p>log(Diff ^2 / true^2 + 1)</text:p>
          </table:table-cell>
          <table:table-cell office:value-type="string" calcext:value-type="string">
            <text:p>log(diff^2 + 1)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([.B2]-[.A2])/[.A2] * 100" office:value-type="float" office:value="400" calcext:value-type="float">
            <text:p>400</text:p>
          </table:table-cell>
          <table:table-cell table:formula="of:=(([.B2]-[.A2])/[.A2] * 100)^2" office:value-type="float" office:value="160000" calcext:value-type="float">
            <text:p>160000</text:p>
          </table:table-cell>
          <table:table-cell table:formula="of:=([.B2]-[.A2])^2 / [.A2]^2" office:value-type="float" office:value="16" calcext:value-type="float">
            <text:p>16</text:p>
          </table:table-cell>
          <table:table-cell table:formula="of:=LOG([.E2] + 1; 2)" office:value-type="float" office:value="4.08746284125034" calcext:value-type="float">
            <text:p>4.0874628413</text:p>
          </table:table-cell>
          <table:table-cell table:formula="of:=LOG(([.B2]-[.A2])^2 + 1; 2)" office:value-type="float" office:value="0.214124805352848" calcext:value-type="float">
            <text:p>0.214124805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formula="of:=([.B3]-[.A3])/[.A3] * 100" office:value-type="float" office:value="-50" calcext:value-type="float">
            <text:p>-50</text:p>
          </table:table-cell>
          <table:table-cell table:formula="of:=(([.B3]-[.A3])/[.A3] * 100)^2" office:value-type="float" office:value="2500" calcext:value-type="float">
            <text:p>2500</text:p>
          </table:table-cell>
          <table:table-cell table:formula="of:=([.B3]-[.A3])^2 / [.A3]^2" office:value-type="float" office:value="0.25" calcext:value-type="float">
            <text:p>0.25</text:p>
          </table:table-cell>
          <table:table-cell table:formula="of:=LOG([.E3] + 1; 2)" office:value-type="float" office:value="0.321928094887362" calcext:value-type="float">
            <text:p>0.3219280949</text:p>
          </table:table-cell>
          <table:table-cell table:formula="of:=LOG(([.B3]-[.A3])^2 + 1; 2)" office:value-type="float" office:value="0.0143552929770701" calcext:value-type="float">
            <text:p>0.01435529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formula="of:=([.B4]-[.A4])/[.A4] * 100" office:value-type="float" office:value="-87.5" calcext:value-type="float">
            <text:p>-87.5</text:p>
          </table:table-cell>
          <table:table-cell table:formula="of:=(([.B4]-[.A4])/[.A4] * 100)^2" office:value-type="float" office:value="7656.25" calcext:value-type="float">
            <text:p>7656.25</text:p>
          </table:table-cell>
          <table:table-cell table:formula="of:=([.B4]-[.A4])^2 / [.A4]^2" office:value-type="float" office:value="0.765625" calcext:value-type="float">
            <text:p>0.765625</text:p>
          </table:table-cell>
          <table:table-cell table:formula="of:=LOG([.E4] + 1; 2)" office:value-type="float" office:value="0.820178962415188" calcext:value-type="float">
            <text:p>0.8201789624</text:p>
          </table:table-cell>
          <table:table-cell table:formula="of:=LOG(([.B4]-[.A4])^2 + 1; 2)" office:value-type="float" office:value="0.575312330687437" calcext:value-type="float">
            <text:p>0.5753123307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5" calcext:value-type="float">
            <text:p>0.05</text:p>
          </table:table-cell>
          <table:table-cell table:formula="of:=([.B5]-[.A5])/[.A5] * 100" office:value-type="float" office:value="-150" calcext:value-type="float">
            <text:p>-150</text:p>
          </table:table-cell>
          <table:table-cell table:formula="of:=(([.B5]-[.A5])/[.A5] * 100)^2" office:value-type="float" office:value="22500" calcext:value-type="float">
            <text:p>22500</text:p>
          </table:table-cell>
          <table:table-cell table:formula="of:=([.B5]-[.A5])^2 / [.A5]^2" office:value-type="float" office:value="2.25" calcext:value-type="float">
            <text:p>2.25</text:p>
          </table:table-cell>
          <table:table-cell table:formula="of:=LOG([.E5] + 1; 2)" office:value-type="float" office:value="1.70043971814109" calcext:value-type="float">
            <text:p>1.7004397181</text:p>
          </table:table-cell>
          <table:table-cell table:formula="of:=LOG(([.B5]-[.A5])^2 + 1; 2)" office:value-type="float" office:value="0.0321008431670241" calcext:value-type="float">
            <text:p>0.0321008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9:08:54.857125427</meta:creation-date>
    <dc:date>2017-10-23T19:31:53.831883892</dc:date>
    <meta:editing-duration>PT12M48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